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2.1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5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8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407927" fo:background-color="#579835" style:text-align-source="fix" style:repeat-content="false" fo:border-left="none" fo:padding="3pt" fo:border-right="none" fo:border-top="0.74pt solid #407927" style:vertical-align="middle"/>
      <style:paragraph-properties fo:text-align="end" fo:margin-left="0pt"/>
      <style:text-properties fo:color="#e0efd4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74pt solid #407927" fo:background-color="#c2e0ae" style:text-align-source="fix" style:repeat-content="false" fo:border-left="none" fo:padding="3pt" fo:border-right="none" fo:border-top="0.74pt solid #407927"/>
      <style:paragraph-properties fo:text-align="start" fo:margin-left="0pt"/>
    </style:style>
    <style:style style:name="ce11" style:family="table-cell" style:parent-style-name="Default">
      <style:table-cell-properties fo:border-bottom="0.74pt solid #407927" style:text-align-source="fix" style:repeat-content="false" fo:border-left="none" fo:padding="3pt" fo:border-right="none" fo:border-top="0.74pt solid #407927"/>
      <style:paragraph-properties fo:text-align="start" fo:margin-left="0pt"/>
    </style:style>
    <style:style style:name="ce12" style:family="table-cell" style:parent-style-name="Default">
      <style:table-cell-properties fo:border-bottom="0.74pt solid #407927" style:text-align-source="fix" style:repeat-content="false" fo:border-left="none" fo:padding="3pt" fo:border-right="none" fo:border-top="0.74pt solid #407927"/>
      <style:paragraph-properties fo:text-align="start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74pt solid #407927" fo:background-color="#c2e0ae" style:text-align-source="fix" style:repeat-content="false" fo:border-left="none" fo:padding="3pt" fo:border-right="none" fo:border-top="0.74pt solid #407927"/>
      <style:paragraph-properties fo:text-align="start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74pt solid #407927" style:text-align-source="fix" style:repeat-content="false" fo:border-left="none" fo:padding="3pt" fo:border-right="none" fo:border-top="0.74pt solid #407927"/>
      <style:paragraph-properties fo:text-align="end" fo:margin-left="0pt"/>
    </style:style>
    <style:style style:name="ce4" style:family="table-cell" style:parent-style-name="Default">
      <style:table-cell-properties fo:border-bottom="0.74pt solid #407927" fo:background-color="#579835" style:text-align-source="fix" style:repeat-content="false" fo:border-left="none" fo:padding="3pt" fo:border-right="none" fo:border-top="0.74pt solid #407927" style:vertical-align="middle"/>
      <style:paragraph-properties fo:text-align="center" fo:margin-left="0pt"/>
      <style:text-properties fo:color="#e0efd4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74pt solid #407927" fo:background-color="#c2e0ae" style:text-align-source="fix" style:repeat-content="false" fo:border-left="none" fo:padding="3pt" fo:border-right="none" fo:border-top="0.74pt solid #407927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407927" style:text-align-source="fix" style:repeat-content="false" fo:border-left="none" fo:padding="3pt" fo:border-right="none" fo:border-top="0.74pt solid #407927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order-bottom="0.74pt solid #407927" fo:background-color="#579835" style:text-align-source="fix" style:repeat-content="false" fo:border-left="none" fo:padding="3pt" fo:border-right="none" fo:border-top="0.74pt solid #407927" style:vertical-align="middle"/>
      <style:paragraph-properties fo:text-align="start" fo:margin-left="0pt"/>
      <style:text-properties fo:color="#e0efd4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74pt solid #407927" fo:background-color="#579835" style:text-align-source="fix" style:repeat-content="false" fo:border-left="none" fo:padding="3pt" fo:border-right="none" fo:border-top="0.74pt solid #407927" style:vertical-align="middle"/>
      <style:paragraph-properties fo:text-align="end" fo:margin-left="0pt"/>
      <style:text-properties fo:color="#e0efd4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74pt solid #407927" fo:background-color="#c2e0ae" style:text-align-source="fix" style:repeat-content="false" fo:border-left="none" fo:padding="3pt" fo:border-right="none" fo:border-top="0.74pt solid #407927"/>
      <style:paragraph-properties fo:text-align="start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fo:border-bottom="0.74pt solid #407927" style:text-align-source="fix" style:repeat-content="false" fo:border-left="none" fo:padding="3pt" fo:border-right="none" fo:border-top="0.74pt solid #407927"/>
      <style:paragraph-properties fo:text-align="end" fo:margin-left="0pt"/>
    </style:style>
    <style:style style:name="ce27" style:family="table-cell" style:parent-style-name="Default">
      <style:table-cell-properties fo:border-bottom="0.74pt solid #407927" fo:background-color="#579835" style:text-align-source="fix" style:repeat-content="false" fo:border-left="none" fo:padding="3pt" fo:border-right="none" fo:border-top="0.74pt solid #407927" style:vertical-align="middle"/>
      <style:paragraph-properties fo:text-align="center" fo:margin-left="0pt"/>
      <style:text-properties fo:color="#e0efd4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0.74pt solid #407927" fo:background-color="#c2e0ae" style:text-align-source="fix" style:repeat-content="false" fo:border-left="none" fo:padding="3pt" fo:border-right="none" fo:border-top="0.74pt solid #407927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407927" style:text-align-source="fix" style:repeat-content="false" fo:border-left="none" fo:padding="3pt" fo:border-right="none" fo:border-top="0.74pt solid #407927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fo:border-bottom="0.74pt solid #407927" fo:background-color="#579835" style:text-align-source="fix" style:repeat-content="false" fo:border-left="none" fo:padding="3pt" fo:border-right="none" fo:border-top="0.74pt solid #407927" style:vertical-align="middle"/>
      <style:paragraph-properties fo:text-align="start" fo:margin-left="0pt"/>
      <style:text-properties fo:color="#e0efd4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407927" fo:background-color="#c2e0ae" style:text-align-source="fix" style:repeat-content="false" fo:border-left="none" fo:padding="3pt" fo:border-right="none" fo:border-top="0.74pt solid #407927"/>
      <style:paragraph-properties fo:text-align="start" fo:margin-left="0pt"/>
    </style:style>
    <style:style style:name="ce34" style:family="table-cell" style:parent-style-name="Default">
      <style:table-cell-properties fo:border-bottom="0.74pt solid #407927" style:text-align-source="fix" style:repeat-content="false" fo:border-left="none" fo:padding="3pt" fo:border-right="none" fo:border-top="0.74pt solid #407927"/>
      <style:paragraph-properties fo:text-align="start" fo:margin-left="0pt"/>
    </style:style>
    <style:style style:name="ce35" style:family="table-cell" style:parent-style-name="Default">
      <style:table-cell-properties fo:border-bottom="0.74pt solid #407927" style:text-align-source="fix" style:repeat-content="false" fo:border-left="none" fo:padding="3pt" fo:border-right="none" fo:border-top="0.74pt solid #407927"/>
      <style:paragraph-properties fo:text-align="start" fo:margin-left="0pt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onnées CETCAL" table:style-name="ta1">
        <table:table-column table:style-name="co1" table:default-cell-style-name="ce26"/>
        <table:table-column table:style-name="co2" table:default-cell-style-name="ce29"/>
        <table:table-column table:style-name="co3" table:default-cell-style-name="ce34"/>
        <table:table-column table:style-name="co4" table:number-columns-repeated="1021" table:default-cell-style-name="Default"/>
        <table:table-row table:style-name="ro1">
          <table:table-cell table:style-name="ce24" office:value-type="string" calcext:value-type="string">
            <text:p>Nomenclature donnée</text:p>
          </table:table-cell>
          <table:table-cell table:style-name="ce27" office:value-type="string" calcext:value-type="string">
            <text:p>Type et longueur</text:p>
          </table:table-cell>
          <table:table-cell table:style-name="ce32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5" office:value-type="string" calcext:value-type="string" table:number-columns-spanned="2" table:number-rows-spanned="1">
            <text:p>Données de niveau <text:span text:style-name="T1">producteur</text:span></text:p>
          </table:table-cell>
          <table:covered-table-cell table:style-name="ce28"/>
          <table:table-cell table:style-name="ce33"/>
          <table:table-cell table:number-columns-repeated="1021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nom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bu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psha</text:p>
          </table:table-cell>
          <table:table-cell office:value-type="string" calcext:value-type="string">
            <text:p>VARCHAR(512)</text:p>
          </table:table-cell>
          <table:table-cell table:style-name="ce35" office:value-type="string" calcext:value-type="string">
            <text:p>Mot de passe <text:span text:style-name="T2">anonymisée avec cléf de hashage sha256.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lfixe</text:p>
          </table:table-cell>
          <table:table-cell office:value-type="string" calcext:value-type="string">
            <text:p>VARCHAR(1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port</text:p>
          </table:table-cell>
          <table:table-cell office:value-type="string" calcext:value-type="string">
            <text:p>VARCHAR(1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om_ferme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iret</text:p>
          </table:table-cell>
          <table:table-cell office:value-type="string" calcext:value-type="string">
            <text:p>VARCHAR(1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ferme_numvoie</text:p>
          </table:table-cell>
          <table:table-cell office:value-type="string" calcext:value-type="string">
            <text:p>VARCHAR(12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ferme_rue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ferme_lieudit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ferme_commune</text:p>
          </table:table-cell>
          <table:table-cell office:value-type="string" calcext:value-type="string">
            <text:p>VARCHAR(45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ferme_cp</text:p>
          </table:table-cell>
          <table:table-cell office:value-type="string" calcext:value-type="string">
            <text:p>VARCHAR(12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ferme_compladr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geurl_fb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geurl_ig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geurl_twitter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rl_web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rl_boutique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certifbio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Donnée gardé même si absente du questionnaire Web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rfacehectterres</text:p>
          </table:table-cell>
          <table:table-cell office:value-type="string" calcext:value-type="string">
            <text:p>VARCHAR(6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rfacesousserre</text:p>
          </table:table-cell>
          <table:table-cell office:value-type="string" calcext:value-type="string">
            <text:p>VARCHAR(6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tes_betail</text:p>
          </table:table-cell>
          <table:table-cell office:value-type="string" calcext:value-type="string">
            <text:p>VARCHAR(6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l_par_an</text:p>
          </table:table-cell>
          <table:table-cell office:value-type="string" calcext:value-type="string">
            <text:p>VARCHAR(6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roupe_cagette</text:p>
          </table:table-cell>
          <table:table-cell office:value-type="string" calcext:value-type="string">
            <text:p>VARCHAR(6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dentifiant_cet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dentifiant de connexion utilisée pour se connecter à l’annuaire en contexte modification</text:p>
          </table:table-cell>
          <table:table-cell table:number-columns-repeated="1021"/>
        </table:table-row>
        <table:table-row table:style-name="ro2">
          <table:table-cell table:style-name="ce25" office:value-type="string" calcext:value-type="string" table:number-columns-spanned="2" table:number-rows-spanned="1">
            <text:p>Données de niveau <text:span text:style-name="T1">produit</text:span></text:p>
          </table:table-cell>
          <table:covered-table-cell table:style-name="ce30"/>
          <table:table-cell table:style-name="ce33"/>
          <table:table-cell table:number-columns-repeated="1021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antite_uni</text:p>
          </table:table-cell>
          <table:table-cell office:value-type="string" calcext:value-type="string">
            <text:p>VARCHAR(6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antite_mesure</text:p>
          </table:table-cell>
          <table:table-cell office:value-type="string" calcext:value-type="string">
            <text:p>VARCHAR(6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45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VARCHAR(45)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 table:number-columns-spanned="2" table:number-rows-spanned="1">
            <text:p>Données de niveau <text:span text:style-name="T1">lieu</text:span></text:p>
          </table:table-cell>
          <table:covered-table-cell table:style-name="ce30"/>
          <table:table-cell table:style-name="ce33"/>
          <table:table-cell table:number-columns-repeated="1021"/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VARCHAR(256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e_literale</text:p>
          </table:table-cell>
          <table:table-cell office:value-type="string" calcext:value-type="string">
            <text:p>VARCHAR(256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our_producteur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Contient N jours (lundi à dimanche) avec séparateu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our_collecte_conso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Contient N jours (lundi à dimanche) avec séparateur.</text:p>
          </table:table-cell>
          <table:table-cell table:number-columns-repeated="1021"/>
        </table:table-row>
        <table:table-row table:style-name="ro2">
          <table:table-cell table:style-name="ce25" office:value-type="string" calcext:value-type="string" table:number-columns-spanned="2" table:number-rows-spanned="1">
            <text:p>Données de niveau <text:span text:style-name="T1">information</text:span> dans une logique de question/réponse</text:p>
          </table:table-cell>
          <table:covered-table-cell table:style-name="ce31"/>
          <table:table-cell table:style-name="ce33"/>
          <table:table-cell table:style-name="ce31" table:number-columns-repeated="1021"/>
        </table:table-row>
        <table:table-row table:style-name="ro3">
          <table:table-cell office:value-type="string" calcext:value-type="string">
            <text:p>clef_information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CF fichier de listes plat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l_information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La question ou la référence de la questio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formation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La réponse ou l’information fournie.</text:p>
          </table:table-cell>
          <table:table-cell table:number-columns-repeated="1021"/>
        </table:table-row>
        <table:table-row table:style-name="ro2">
          <table:table-cell table:style-name="ce25" office:value-type="string" calcext:value-type="string" table:number-columns-spanned="2" table:number-rows-spanned="1">
            <text:p>Données de niveau <text:span text:style-name="T1">Sondage</text:span> dans une logique de question/réponse</text:p>
          </table:table-cell>
          <table:covered-table-cell table:style-name="ce31"/>
          <table:table-cell table:style-name="ce33"/>
          <table:table-cell table:style-name="ce31" table:number-columns-repeated="1021"/>
        </table:table-row>
        <table:table-row table:style-name="ro3">
          <table:table-cell office:value-type="string" calcext:value-type="string">
            <text:p>clef_question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La question ou la référence de la questio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l_question</text:p>
          </table:table-cell>
          <table:table-cell office:value-type="string" calcext:value-type="string">
            <text:p>VARCHAR(45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onse</text:p>
          </table:table-cell>
          <table:table-cell office:value-type="string" calcext:value-type="string">
            <text:p>VARCHAR(256)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 table:number-columns-spanned="2" table:number-rows-spanned="1">
            <text:p>Données de niveau <text:span text:style-name="T1">Type de production</text:span></text:p>
          </table:table-cell>
          <table:covered-table-cell table:style-name="ce31"/>
          <table:table-cell table:style-name="ce33"/>
          <table:table-cell table:style-name="ce31" table:number-columns-repeated="1021"/>
        </table:table-row>
        <table:table-row table:style-name="ro3">
          <table:table-cell office:value-type="string" calcext:value-type="string">
            <text:p>clef_type_production</text:p>
          </table:table-cell>
          <table:table-cell office:value-type="string" calcext:value-type="string">
            <text:p>VARCHAR(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l_type_production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 table:number-columns-spanned="2" table:number-rows-spanned="1">
            <text:p>Données de niveau <text:span text:style-name="T1">Spécificités produits</text:span></text:p>
          </table:table-cell>
          <table:covered-table-cell table:style-name="ce31"/>
          <table:table-cell table:style-name="ce33"/>
          <table:table-cell table:style-name="ce31" table:number-columns-repeated="1021"/>
        </table:table-row>
        <table:table-row table:style-name="ro3">
          <table:table-cell office:value-type="string" calcext:value-type="string">
            <text:p>clef_specificite</text:p>
          </table:table-cell>
          <table:table-cell office:value-type="string" calcext:value-type="string">
            <text:p>VARCHAR(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l_specificite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 table:number-columns-spanned="2" table:number-rows-spanned="1">
            <text:p>Données de niveau <text:span text:style-name="T1">Modes de consomation</text:span></text:p>
          </table:table-cell>
          <table:covered-table-cell table:style-name="ce31"/>
          <table:table-cell table:style-name="ce33"/>
          <table:table-cell table:style-name="ce31" table:number-columns-repeated="1021"/>
        </table:table-row>
        <table:table-row table:style-name="ro3">
          <table:table-cell office:value-type="string" calcext:value-type="string">
            <text:p>clef_mode_conso</text:p>
          </table:table-cell>
          <table:table-cell office:value-type="string" calcext:value-type="string">
            <text:p>VARCHAR(4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l_mode_conso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2:04:40.904873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39:22.600474950</meta:creation-date>
    <dc:date>2020-06-22T22:02:10.656532202</dc:date>
    <meta:editing-duration>PT22M37S</meta:editing-duration>
    <meta:editing-cycles>28</meta:editing-cycles>
    <meta:generator>LibreOffice/6.0.7.3$Linux_X86_64 LibreOffice_project/00m0$Build-3</meta:generator>
    <meta:document-statistic meta:table-count="1" meta:cell-count="116" meta:object-count="0"/>
  </office:meta>
</office:document-meta>
</file>